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1.5pt solid #000000" fo:border-top="none"/>
    </style:style>
    <style:style style:name="ce2" style:family="table-cell" style:parent-style-name="Default">
      <style:table-cell-properties fo:border-bottom="0.74pt solid #000000" fo:border-left="none" fo:border-right="1.5pt solid #000000" fo:border-top="0.74pt solid #000000"/>
    </style:style>
    <style:style style:name="ce9" style:family="table-cell" style:parent-style-name="Default">
      <style:table-cell-properties fo:border-bottom="1.5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1.5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Angle</text:p>
          </table:table-cell>
          <table:table-cell table:style-name="ce9" office:value-type="string" calcext:value-type="string">
            <text:p>T 1</text:p>
          </table:table-cell>
          <table:table-cell table:style-name="ce9" office:value-type="string" calcext:value-type="string">
            <text:p>T 2</text:p>
          </table:table-cell>
          <table:table-cell table:style-name="ce9" office:value-type="string" calcext:value-type="string">
            <text:p>T 3</text:p>
          </table:table-cell>
          <table:table-cell table:style-name="ce9" office:value-type="string" calcext:value-type="string">
            <text:p>T 4</text:p>
          </table:table-cell>
          <table:table-cell table:style-name="ce9" office:value-type="string" calcext:value-type="string">
            <text:p>T 5</text:p>
          </table:table-cell>
          <table:table-cell table:style-name="ce9" office:value-type="string" calcext:value-type="string">
            <text:p>T 6</text:p>
          </table:table-cell>
          <table:table-cell table:number-columns-repeated="7"/>
          <table:table-cell office:value-type="string" calcext:value-type="string">
            <text:p>Rotations per degree for </text:p>
          </table:table-cell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Q5]*[.$T$44]" office:value-type="float" office:value="0.706812320328542" calcext:value-type="float">
            <text:p>0,706812320328542</text:p>
          </table:table-cell>
          <table:table-cell table:formula="of:=[.R5]*[.$T$44]" office:value-type="float" office:value="0.706812320328542" calcext:value-type="float">
            <text:p>0,706812320328542</text:p>
          </table:table-cell>
          <table:table-cell table:formula="of:=[.S5]*[.$T$44]" office:value-type="float" office:value="0.706812320328542" calcext:value-type="float">
            <text:p>0,706812320328542</text:p>
          </table:table-cell>
          <table:table-cell table:formula="of:=[.T5]*[.$T$44]" office:value-type="float" office:value="0.736262833675565" calcext:value-type="float">
            <text:p>0,736262833675565</text:p>
          </table:table-cell>
          <table:table-cell table:formula="of:=[.U5]*[.$T$44]" office:value-type="float" office:value="0.706812320328542" calcext:value-type="float">
            <text:p>0,706812320328542</text:p>
          </table:table-cell>
          <table:table-cell table:formula="of:=[.V5]*[.$T$44]" office:value-type="float" office:value="0.706812320328542" calcext:value-type="float">
            <text:p>0,706812320328542</text:p>
          </table:table-cell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Q6]*[.$T$44]" office:value-type="float" office:value="0.706812320328542" calcext:value-type="float">
            <text:p>0,706812320328542</text:p>
          </table:table-cell>
          <table:table-cell table:formula="of:=[.R6]*[.$T$44]" office:value-type="float" office:value="0.736262833675565" calcext:value-type="float">
            <text:p>0,736262833675565</text:p>
          </table:table-cell>
          <table:table-cell table:formula="of:=[.S6]*[.$T$44]" office:value-type="float" office:value="0.706812320328542" calcext:value-type="float">
            <text:p>0,706812320328542</text:p>
          </table:table-cell>
          <table:table-cell table:formula="of:=[.T6]*[.$T$44]" office:value-type="float" office:value="0.736262833675565" calcext:value-type="float">
            <text:p>0,736262833675565</text:p>
          </table:table-cell>
          <table:table-cell table:formula="of:=[.U6]*[.$T$44]" office:value-type="float" office:value="0.736262833675565" calcext:value-type="float">
            <text:p>0,736262833675565</text:p>
          </table:table-cell>
          <table:table-cell table:formula="of:=[.V6]*[.$T$44]" office:value-type="float" office:value="0.736262833675565" calcext:value-type="float">
            <text:p>0,736262833675565</text:p>
          </table:table-cell>
          <table:table-cell table:number-columns-repeated="8"/>
          <table:table-cell table:style-name="Default"/>
          <table:table-cell table:style-name="ce3" office:value-type="string" calcext:value-type="string" table:number-columns-spanned="8" table:number-rows-spanned="1">
            <text:p>Rotation per degree (Trails)</text:p>
          </table:table-cell>
          <table:covered-table-cell table:number-columns-repeated="5"/>
          <table:covered-table-cell table:number-columns-repeated="2"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Q7]*[.$T$44]" office:value-type="float" office:value="0.736262833675565" calcext:value-type="float">
            <text:p>0,736262833675565</text:p>
          </table:table-cell>
          <table:table-cell table:formula="of:=[.R7]*[.$T$44]" office:value-type="float" office:value="0.736262833675565" calcext:value-type="float">
            <text:p>0,736262833675565</text:p>
          </table:table-cell>
          <table:table-cell table:formula="of:=[.S7]*[.$T$44]" office:value-type="float" office:value="0.736262833675565" calcext:value-type="float">
            <text:p>0,736262833675565</text:p>
          </table:table-cell>
          <table:table-cell table:formula="of:=[.T7]*[.$T$44]" office:value-type="float" office:value="0.706812320328542" calcext:value-type="float">
            <text:p>0,706812320328542</text:p>
          </table:table-cell>
          <table:table-cell table:formula="of:=[.U7]*[.$T$44]" office:value-type="float" office:value="0.706812320328542" calcext:value-type="float">
            <text:p>0,706812320328542</text:p>
          </table:table-cell>
          <table:table-cell table:formula="of:=[.V7]*[.$T$44]" office:value-type="float" office:value="0.736262833675565" calcext:value-type="float">
            <text:p>0,736262833675565</text:p>
          </table:table-cell>
          <table:table-cell table:number-columns-repeated="8"/>
          <table:table-cell table:style-name="ce1" office:value-type="string" calcext:value-type="string">
            <text:p>Ang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Q8]*[.$T$44]" office:value-type="float" office:value="0.736262833675565" calcext:value-type="float">
            <text:p>0,736262833675565</text:p>
          </table:table-cell>
          <table:table-cell table:formula="of:=[.R8]*[.$T$44]" office:value-type="float" office:value="0.706812320328542" calcext:value-type="float">
            <text:p>0,706812320328542</text:p>
          </table:table-cell>
          <table:table-cell table:formula="of:=[.S8]*[.$T$44]" office:value-type="float" office:value="0.736262833675565" calcext:value-type="float">
            <text:p>0,736262833675565</text:p>
          </table:table-cell>
          <table:table-cell table:formula="of:=[.T8]*[.$T$44]" office:value-type="float" office:value="0.706812320328542" calcext:value-type="float">
            <text:p>0,706812320328542</text:p>
          </table:table-cell>
          <table:table-cell table:formula="of:=[.U8]*[.$T$44]" office:value-type="float" office:value="0.736262833675565" calcext:value-type="float">
            <text:p>0,736262833675565</text:p>
          </table:table-cell>
          <table:table-cell table:formula="of:=[.V8]*[.$T$44]" office:value-type="float" office:value="0.736262833675565" calcext:value-type="float">
            <text:p>0,73626283367556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Q5:.V5])" office:value-type="float" office:value="12.0833333333333" calcext:value-type="float">
            <text:p>12,0833</text:p>
          </table:table-cell>
          <table:table-cell table:formula="of:=STDEV([.Q5:.V5])" office:value-type="float" office:value="0.204124145231931" calcext:value-type="float">
            <text:p>0,20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Q9]*[.$T$44]" office:value-type="float" office:value="0.736262833675565" calcext:value-type="float">
            <text:p>0,736262833675565</text:p>
          </table:table-cell>
          <table:table-cell table:formula="of:=[.R9]*[.$T$44]" office:value-type="float" office:value="0.706812320328542" calcext:value-type="float">
            <text:p>0,706812320328542</text:p>
          </table:table-cell>
          <table:table-cell table:formula="of:=[.S9]*[.$T$44]" office:value-type="float" office:value="0.736262833675565" calcext:value-type="float">
            <text:p>0,736262833675565</text:p>
          </table:table-cell>
          <table:table-cell table:formula="of:=[.T9]*[.$T$44]" office:value-type="float" office:value="0.706812320328542" calcext:value-type="float">
            <text:p>0,706812320328542</text:p>
          </table:table-cell>
          <table:table-cell table:formula="of:=[.U9]*[.$T$44]" office:value-type="float" office:value="0.736262833675565" calcext:value-type="float">
            <text:p>0,736262833675565</text:p>
          </table:table-cell>
          <table:table-cell table:formula="of:=[.V9]*[.$T$44]" office:value-type="float" office:value="0.736262833675565" calcext:value-type="float">
            <text:p>0,73626283367556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2.5" calcext:value-type="float">
            <text:p>12,5</text:p>
          </table:table-cell>
          <table:table-cell table:formula="of:=AVERAGE([.Q6:.V6])" office:value-type="float" office:value="12.3333333333333" calcext:value-type="float">
            <text:p>12,3333</text:p>
          </table:table-cell>
          <table:table-cell table:formula="of:=STDEV([.Q6:.V6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Q10]*[.$T$44]" office:value-type="float" office:value="0.706812320328542" calcext:value-type="float">
            <text:p>0,706812320328542</text:p>
          </table:table-cell>
          <table:table-cell table:formula="of:=[.R10]*[.$T$44]" office:value-type="float" office:value="0.765713347022587" calcext:value-type="float">
            <text:p>0,765713347022587</text:p>
          </table:table-cell>
          <table:table-cell table:formula="of:=[.S10]*[.$T$44]" office:value-type="float" office:value="0.706812320328542" calcext:value-type="float">
            <text:p>0,706812320328542</text:p>
          </table:table-cell>
          <table:table-cell table:formula="of:=[.T10]*[.$T$44]" office:value-type="float" office:value="0.765713347022587" calcext:value-type="float">
            <text:p>0,765713347022587</text:p>
          </table:table-cell>
          <table:table-cell table:formula="of:=[.U10]*[.$T$44]" office:value-type="float" office:value="0.765713347022587" calcext:value-type="float">
            <text:p>0,765713347022587</text:p>
          </table:table-cell>
          <table:table-cell table:formula="of:=[.V10]*[.$T$44]" office:value-type="float" office:value="0.706812320328542" calcext:value-type="float">
            <text:p>0,70681232032854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 office:value-type="float" office:value="12.5" calcext:value-type="float">
            <text:p>12,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table:formula="of:=AVERAGE([.Q7:.V7])" office:value-type="float" office:value="12.3333333333333" calcext:value-type="float">
            <text:p>12,3333</text:p>
          </table:table-cell>
          <table:table-cell table:formula="of:=STDEV([.Q7:.V7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Q11]*[.$T$44]" office:value-type="float" office:value="0.765713347022587" calcext:value-type="float">
            <text:p>0,765713347022587</text:p>
          </table:table-cell>
          <table:table-cell table:formula="of:=[.R11]*[.$T$44]" office:value-type="float" office:value="0.765713347022587" calcext:value-type="float">
            <text:p>0,765713347022587</text:p>
          </table:table-cell>
          <table:table-cell table:formula="of:=[.S11]*[.$T$44]" office:value-type="float" office:value="0.765713347022587" calcext:value-type="float">
            <text:p>0,765713347022587</text:p>
          </table:table-cell>
          <table:table-cell table:formula="of:=[.T11]*[.$T$44]" office:value-type="float" office:value="0.736262833675565" calcext:value-type="float">
            <text:p>0,736262833675565</text:p>
          </table:table-cell>
          <table:table-cell table:formula="of:=[.U11]*[.$T$44]" office:value-type="float" office:value="0.736262833675565" calcext:value-type="float">
            <text:p>0,736262833675565</text:p>
          </table:table-cell>
          <table:table-cell table:formula="of:=[.V11]*[.$T$44]" office:value-type="float" office:value="0.736262833675565" calcext:value-type="float">
            <text:p>0,73626283367556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.5" calcext:value-type="float">
            <text:p>12,5</text:p>
          </table:table-cell>
          <table:table-cell table:formula="of:=AVERAGE([.Q8:.V8])" office:value-type="float" office:value="12.3333333333333" calcext:value-type="float">
            <text:p>12,3333</text:p>
          </table:table-cell>
          <table:table-cell table:formula="of:=STDEV([.Q8:.V8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Q12]*[.$T$44]" office:value-type="float" office:value="0.765713347022587" calcext:value-type="float">
            <text:p>0,765713347022587</text:p>
          </table:table-cell>
          <table:table-cell table:formula="of:=[.R12]*[.$T$44]" office:value-type="float" office:value="0.706812320328542" calcext:value-type="float">
            <text:p>0,706812320328542</text:p>
          </table:table-cell>
          <table:table-cell table:formula="of:=[.S12]*[.$T$44]" office:value-type="float" office:value="0.765713347022587" calcext:value-type="float">
            <text:p>0,765713347022587</text:p>
          </table:table-cell>
          <table:table-cell table:formula="of:=[.T12]*[.$T$44]" office:value-type="float" office:value="0.706812320328542" calcext:value-type="float">
            <text:p>0,706812320328542</text:p>
          </table:table-cell>
          <table:table-cell table:formula="of:=[.U12]*[.$T$44]" office:value-type="float" office:value="0.706812320328542" calcext:value-type="float">
            <text:p>0,706812320328542</text:p>
          </table:table-cell>
          <table:table-cell table:formula="of:=[.V12]*[.$T$44]" office:value-type="float" office:value="0.706812320328542" calcext:value-type="float">
            <text:p>0,70681232032854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.5" calcext:value-type="float">
            <text:p>12,5</text:p>
          </table:table-cell>
          <table:table-cell table:formula="of:=AVERAGE([.Q9:.V9])" office:value-type="float" office:value="12.3333333333333" calcext:value-type="float">
            <text:p>12,3333</text:p>
          </table:table-cell>
          <table:table-cell table:formula="of:=STDEV([.Q9:.V9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Q13]*[.$T$44]" office:value-type="float" office:value="0.706812320328542" calcext:value-type="float">
            <text:p>0,706812320328542</text:p>
          </table:table-cell>
          <table:table-cell table:formula="of:=[.R13]*[.$T$44]" office:value-type="float" office:value="0.765713347022587" calcext:value-type="float">
            <text:p>0,765713347022587</text:p>
          </table:table-cell>
          <table:table-cell table:formula="of:=[.S13]*[.$T$44]" office:value-type="float" office:value="0.706812320328542" calcext:value-type="float">
            <text:p>0,706812320328542</text:p>
          </table:table-cell>
          <table:table-cell table:formula="of:=[.T13]*[.$T$44]" office:value-type="float" office:value="0.736262833675565" calcext:value-type="float">
            <text:p>0,736262833675565</text:p>
          </table:table-cell>
          <table:table-cell table:formula="of:=[.U13]*[.$T$44]" office:value-type="float" office:value="0.736262833675565" calcext:value-type="float">
            <text:p>0,736262833675565</text:p>
          </table:table-cell>
          <table:table-cell table:formula="of:=[.V13]*[.$T$44]" office:value-type="float" office:value="0.736262833675565" calcext:value-type="float">
            <text:p>0,73626283367556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AVERAGE([.Q10:.V10])" office:value-type="float" office:value="12.5" calcext:value-type="float">
            <text:p>12,5000</text:p>
          </table:table-cell>
          <table:table-cell table:formula="of:=STDEV([.Q10:.V10])" office:value-type="float" office:value="0.547722557505166" calcext:value-type="float">
            <text:p>0,5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Q14]*[.$T$44]" office:value-type="float" office:value="0.942416427104723" calcext:value-type="float">
            <text:p>0,942416427104723</text:p>
          </table:table-cell>
          <table:table-cell table:formula="of:=[.R14]*[.$T$44]" office:value-type="float" office:value="0.765713347022587" calcext:value-type="float">
            <text:p>0,765713347022587</text:p>
          </table:table-cell>
          <table:table-cell table:formula="of:=[.S14]*[.$T$44]" office:value-type="float" office:value="0.79516386036961" calcext:value-type="float">
            <text:p>0,79516386036961</text:p>
          </table:table-cell>
          <table:table-cell table:formula="of:=[.T14]*[.$T$44]" office:value-type="float" office:value="0.765713347022587" calcext:value-type="float">
            <text:p>0,765713347022587</text:p>
          </table:table-cell>
          <table:table-cell table:formula="of:=[.U14]*[.$T$44]" office:value-type="float" office:value="0.765713347022587" calcext:value-type="float">
            <text:p>0,765713347022587</text:p>
          </table:table-cell>
          <table:table-cell table:formula="of:=[.V14]*[.$T$44]" office:value-type="float" office:value="0.765713347022587" calcext:value-type="float">
            <text:p>0,76571334702258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.5" calcext:value-type="float">
            <text:p>12,5</text:p>
          </table:table-cell>
          <table:table-cell table:formula="of:=AVERAGE([.Q11:.V11])" office:value-type="float" office:value="12.75" calcext:value-type="float">
            <text:p>12,7500</text:p>
          </table:table-cell>
          <table:table-cell table:formula="of:=STDEV([.Q11:.V11])" office:value-type="float" office:value="0.273861278752583" calcext:value-type="float">
            <text:p>0,2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Q15]*[.$T$44]" office:value-type="float" office:value="0" calcext:value-type="float">
            <text:p>0</text:p>
          </table:table-cell>
          <table:table-cell table:formula="of:=[.R15]*[.$T$44]" office:value-type="float" office:value="0" calcext:value-type="float">
            <text:p>0</text:p>
          </table:table-cell>
          <table:table-cell table:formula="of:=[.S15]*[.$T$44]" office:value-type="float" office:value="0" calcext:value-type="float">
            <text:p>0</text:p>
          </table:table-cell>
          <table:table-cell table:formula="of:=[.T15]*[.$T$44]" office:value-type="float" office:value="0" calcext:value-type="float">
            <text:p>0</text:p>
          </table:table-cell>
          <table:table-cell table:formula="of:=[.U15]*[.$T$44]" office:value-type="float" office:value="0" calcext:value-type="float">
            <text:p>0</text:p>
          </table:table-cell>
          <table:table-cell table:formula="of:=[.V15]*[.$T$44]"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AVERAGE([.Q12:.V12])" office:value-type="float" office:value="12.3333333333333" calcext:value-type="float">
            <text:p>12,3333</text:p>
          </table:table-cell>
          <table:table-cell table:formula="of:=STDEV([.Q12:.V12])" office:value-type="float" office:value="0.516397779494322" calcext:value-type="float">
            <text:p>0,516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Q16]*[.$T$44]" office:value-type="float" office:value="1.00131745379877" calcext:value-type="float">
            <text:p>1,00131745379877</text:p>
          </table:table-cell>
          <table:table-cell table:formula="of:=[.R16]*[.$T$44]" office:value-type="float" office:value="0.824614373716632" calcext:value-type="float">
            <text:p>0,824614373716632</text:p>
          </table:table-cell>
          <table:table-cell table:formula="of:=[.S16]*[.$T$44]" office:value-type="float" office:value="0.824614373716632" calcext:value-type="float">
            <text:p>0,824614373716632</text:p>
          </table:table-cell>
          <table:table-cell table:formula="of:=[.T16]*[.$T$44]" office:value-type="float" office:value="0.79516386036961" calcext:value-type="float">
            <text:p>0,79516386036961</text:p>
          </table:table-cell>
          <table:table-cell table:formula="of:=[.U16]*[.$T$44]" office:value-type="float" office:value="0.824614373716632" calcext:value-type="float">
            <text:p>0,824614373716632</text:p>
          </table:table-cell>
          <table:table-cell table:formula="of:=[.V16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2.5" calcext:value-type="float">
            <text:p>12,5</text:p>
          </table:table-cell>
          <table:table-cell table:formula="of:=AVERAGE([.Q13:.V13])" office:value-type="float" office:value="12.4166666666667" calcext:value-type="float">
            <text:p>12,4167</text:p>
          </table:table-cell>
          <table:table-cell table:formula="of:=STDEV([.Q13:.V13])" office:value-type="float" office:value="0.376386326354541" calcext:value-type="float">
            <text:p>0,376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Q17]*[.$T$44]" office:value-type="float" office:value="0.79516386036961" calcext:value-type="float">
            <text:p>0,79516386036961</text:p>
          </table:table-cell>
          <table:table-cell table:formula="of:=[.R17]*[.$T$44]" office:value-type="float" office:value="0.79516386036961" calcext:value-type="float">
            <text:p>0,79516386036961</text:p>
          </table:table-cell>
          <table:table-cell table:formula="of:=[.S17]*[.$T$44]" office:value-type="float" office:value="0.765713347022587" calcext:value-type="float">
            <text:p>0,765713347022587</text:p>
          </table:table-cell>
          <table:table-cell table:formula="of:=[.T17]*[.$T$44]" office:value-type="float" office:value="0.79516386036961" calcext:value-type="float">
            <text:p>0,79516386036961</text:p>
          </table:table-cell>
          <table:table-cell table:formula="of:=[.U17]*[.$T$44]" office:value-type="float" office:value="0.79516386036961" calcext:value-type="float">
            <text:p>0,79516386036961</text:p>
          </table:table-cell>
          <table:table-cell table:formula="of:=[.V17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AVERAGE([.Q14:.V14])" office:value-type="float" office:value="13.5833333333333" calcext:value-type="float">
            <text:p>13,5833</text:p>
          </table:table-cell>
          <table:table-cell table:formula="of:=STDEV([.Q14:.V14])" office:value-type="float" office:value="1.20069424362186" calcext:value-type="float">
            <text:p>1,200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Q18]*[.$T$44]" office:value-type="float" office:value="0.79516386036961" calcext:value-type="float">
            <text:p>0,79516386036961</text:p>
          </table:table-cell>
          <table:table-cell table:formula="of:=[.R18]*[.$T$44]" office:value-type="float" office:value="0.79516386036961" calcext:value-type="float">
            <text:p>0,79516386036961</text:p>
          </table:table-cell>
          <table:table-cell table:formula="of:=[.S18]*[.$T$44]" office:value-type="float" office:value="0.79516386036961" calcext:value-type="float">
            <text:p>0,79516386036961</text:p>
          </table:table-cell>
          <table:table-cell table:formula="of:=[.T18]*[.$T$44]" office:value-type="float" office:value="0.765713347022587" calcext:value-type="float">
            <text:p>0,765713347022587</text:p>
          </table:table-cell>
          <table:table-cell table:formula="of:=[.U18]*[.$T$44]" office:value-type="float" office:value="0.79516386036961" calcext:value-type="float">
            <text:p>0,79516386036961</text:p>
          </table:table-cell>
          <table:table-cell table:formula="of:=[.V18]*[.$T$44]" office:value-type="float" office:value="0.765713347022587" calcext:value-type="float">
            <text:p>0,765713347022587</text:p>
          </table:table-cell>
          <table:table-cell table:number-columns-repeated="7"/>
          <table:table-cell office:value-type="string" calcext:value-type="string">
            <text:p>Starting point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Q19]*[.$T$44]" office:value-type="float" office:value="0.79516386036961" calcext:value-type="float">
            <text:p>0,79516386036961</text:p>
          </table:table-cell>
          <table:table-cell table:formula="of:=[.R19]*[.$T$44]" office:value-type="float" office:value="0.79516386036961" calcext:value-type="float">
            <text:p>0,79516386036961</text:p>
          </table:table-cell>
          <table:table-cell table:formula="of:=[.S19]*[.$T$44]" office:value-type="float" office:value="0.765713347022587" calcext:value-type="float">
            <text:p>0,765713347022587</text:p>
          </table:table-cell>
          <table:table-cell table:formula="of:=[.T19]*[.$T$44]" office:value-type="float" office:value="0.79516386036961" calcext:value-type="float">
            <text:p>0,79516386036961</text:p>
          </table:table-cell>
          <table:table-cell table:formula="of:=[.U19]*[.$T$44]" office:value-type="float" office:value="0.79516386036961" calcext:value-type="float">
            <text:p>0,79516386036961</text:p>
          </table:table-cell>
          <table:table-cell table:formula="of:=[.V19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Q16:.V16])" office:value-type="float" office:value="14.3333333333333" calcext:value-type="float">
            <text:p>14,3333</text:p>
          </table:table-cell>
          <table:table-cell table:formula="of:=STDEV([.Q16:.V16])" office:value-type="float" office:value="1.32916013582513" calcext:value-type="float">
            <text:p>1,329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Q20]*[.$T$44]" office:value-type="float" office:value="0.765713347022587" calcext:value-type="float">
            <text:p>0,765713347022587</text:p>
          </table:table-cell>
          <table:table-cell table:formula="of:=[.R20]*[.$T$44]" office:value-type="float" office:value="0.765713347022587" calcext:value-type="float">
            <text:p>0,765713347022587</text:p>
          </table:table-cell>
          <table:table-cell table:formula="of:=[.S20]*[.$T$44]" office:value-type="float" office:value="0.765713347022587" calcext:value-type="float">
            <text:p>0,765713347022587</text:p>
          </table:table-cell>
          <table:table-cell table:formula="of:=[.T20]*[.$T$44]" office:value-type="float" office:value="0.79516386036961" calcext:value-type="float">
            <text:p>0,79516386036961</text:p>
          </table:table-cell>
          <table:table-cell table:formula="of:=[.U20]*[.$T$44]" office:value-type="float" office:value="0.765713347022587" calcext:value-type="float">
            <text:p>0,765713347022587</text:p>
          </table:table-cell>
          <table:table-cell table:formula="of:=[.V20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2" calcext:value-type="float">
            <text:p>-2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3.5" calcext:value-type="float">
            <text:p>13,5</text:p>
          </table:table-cell>
          <table:table-cell table:formula="of:=AVERAGE([.Q17:.V17])" office:value-type="float" office:value="13.4166666666667" calcext:value-type="float">
            <text:p>13,4167</text:p>
          </table:table-cell>
          <table:table-cell table:formula="of:=STDEV([.Q17:.V17])" office:value-type="float" office:value="0.204124145231931" calcext:value-type="float">
            <text:p>0,204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Q21]*[.$T$44]" office:value-type="float" office:value="0.765713347022587" calcext:value-type="float">
            <text:p>0,765713347022587</text:p>
          </table:table-cell>
          <table:table-cell table:formula="of:=[.R21]*[.$T$44]" office:value-type="float" office:value="0.79516386036961" calcext:value-type="float">
            <text:p>0,79516386036961</text:p>
          </table:table-cell>
          <table:table-cell table:formula="of:=[.S21]*[.$T$44]" office:value-type="float" office:value="0.765713347022587" calcext:value-type="float">
            <text:p>0,765713347022587</text:p>
          </table:table-cell>
          <table:table-cell table:formula="of:=[.T21]*[.$T$44]" office:value-type="float" office:value="0.79516386036961" calcext:value-type="float">
            <text:p>0,79516386036961</text:p>
          </table:table-cell>
          <table:table-cell table:formula="of:=[.U21]*[.$T$44]" office:value-type="float" office:value="0.765713347022587" calcext:value-type="float">
            <text:p>0,765713347022587</text:p>
          </table:table-cell>
          <table:table-cell table:formula="of:=[.V21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3" calcext:value-type="float">
            <text:p>-3</text:p>
          </table:table-cell>
          <table:table-cell table:number-columns-repeated="3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Q18:.V18])" office:value-type="float" office:value="13.3333333333333" calcext:value-type="float">
            <text:p>13,3333</text:p>
          </table:table-cell>
          <table:table-cell table:formula="of:=STDEV([.Q18:.V18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Q22]*[.$T$44]" office:value-type="float" office:value="0.79516386036961" calcext:value-type="float">
            <text:p>0,79516386036961</text:p>
          </table:table-cell>
          <table:table-cell table:formula="of:=[.R22]*[.$T$44]" office:value-type="float" office:value="0.79516386036961" calcext:value-type="float">
            <text:p>0,79516386036961</text:p>
          </table:table-cell>
          <table:table-cell table:formula="of:=[.S22]*[.$T$44]" office:value-type="float" office:value="0.79516386036961" calcext:value-type="float">
            <text:p>0,79516386036961</text:p>
          </table:table-cell>
          <table:table-cell table:formula="of:=[.T22]*[.$T$44]" office:value-type="float" office:value="0.765713347022587" calcext:value-type="float">
            <text:p>0,765713347022587</text:p>
          </table:table-cell>
          <table:table-cell table:formula="of:=[.U22]*[.$T$44]" office:value-type="float" office:value="0.79516386036961" calcext:value-type="float">
            <text:p>0,79516386036961</text:p>
          </table:table-cell>
          <table:table-cell table:formula="of:=[.V22]*[.$T$44]" office:value-type="float" office:value="0.765713347022587" calcext:value-type="float">
            <text:p>0,765713347022587</text:p>
          </table:table-cell>
          <table:table-cell table:number-columns-repeated="8"/>
          <table:table-cell office:value-type="float" office:value="-4" calcext:value-type="float">
            <text:p>-4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3.5" calcext:value-type="float">
            <text:p>13,5</text:p>
          </table:table-cell>
          <table:table-cell table:formula="of:=AVERAGE([.Q19:.V19])" office:value-type="float" office:value="13.4166666666667" calcext:value-type="float">
            <text:p>13,4167</text:p>
          </table:table-cell>
          <table:table-cell table:formula="of:=STDEV([.Q19:.V19])" office:value-type="float" office:value="0.204124145231931" calcext:value-type="float">
            <text:p>0,204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Q23]*[.$T$44]" office:value-type="float" office:value="0.79516386036961" calcext:value-type="float">
            <text:p>0,79516386036961</text:p>
          </table:table-cell>
          <table:table-cell table:formula="of:=[.R23]*[.$T$44]" office:value-type="float" office:value="0.765713347022587" calcext:value-type="float">
            <text:p>0,765713347022587</text:p>
          </table:table-cell>
          <table:table-cell table:formula="of:=[.S23]*[.$T$44]" office:value-type="float" office:value="0.79516386036961" calcext:value-type="float">
            <text:p>0,79516386036961</text:p>
          </table:table-cell>
          <table:table-cell table:formula="of:=[.T23]*[.$T$44]" office:value-type="float" office:value="0.765713347022587" calcext:value-type="float">
            <text:p>0,765713347022587</text:p>
          </table:table-cell>
          <table:table-cell table:formula="of:=[.U23]*[.$T$44]" office:value-type="float" office:value="0.79516386036961" calcext:value-type="float">
            <text:p>0,79516386036961</text:p>
          </table:table-cell>
          <table:table-cell table:formula="of:=[.V23]*[.$T$44]" office:value-type="float" office:value="0.765713347022587" calcext:value-type="float">
            <text:p>0,765713347022587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Q20:.V20])" office:value-type="float" office:value="13.1666666666667" calcext:value-type="float">
            <text:p>13,1667</text:p>
          </table:table-cell>
          <table:table-cell table:formula="of:=STDEV([.Q20:.V20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Q24]*[.$T$44]" office:value-type="float" office:value="0.824614373716632" calcext:value-type="float">
            <text:p>0,824614373716632</text:p>
          </table:table-cell>
          <table:table-cell table:formula="of:=[.R24]*[.$T$44]" office:value-type="float" office:value="0.79516386036961" calcext:value-type="float">
            <text:p>0,79516386036961</text:p>
          </table:table-cell>
          <table:table-cell table:formula="of:=[.S24]*[.$T$44]" office:value-type="float" office:value="0.824614373716632" calcext:value-type="float">
            <text:p>0,824614373716632</text:p>
          </table:table-cell>
          <table:table-cell table:formula="of:=[.T24]*[.$T$44]" office:value-type="float" office:value="0.79516386036961" calcext:value-type="float">
            <text:p>0,79516386036961</text:p>
          </table:table-cell>
          <table:table-cell table:formula="of:=[.U24]*[.$T$44]" office:value-type="float" office:value="0.824614373716632" calcext:value-type="float">
            <text:p>0,824614373716632</text:p>
          </table:table-cell>
          <table:table-cell table:formula="of:=[.V24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Q21:.V21])" office:value-type="float" office:value="13.25" calcext:value-type="float">
            <text:p>13,2500</text:p>
          </table:table-cell>
          <table:table-cell table:formula="of:=STDEV([.Q21:.V21])" office:value-type="float" office:value="0.273861278752583" calcext:value-type="float">
            <text:p>0,273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Q25]*[.$T$44]" office:value-type="float" office:value="0.79516386036961" calcext:value-type="float">
            <text:p>0,79516386036961</text:p>
          </table:table-cell>
          <table:table-cell table:formula="of:=[.R25]*[.$T$44]" office:value-type="float" office:value="0.824614373716632" calcext:value-type="float">
            <text:p>0,824614373716632</text:p>
          </table:table-cell>
          <table:table-cell table:formula="of:=[.S25]*[.$T$44]" office:value-type="float" office:value="0.79516386036961" calcext:value-type="float">
            <text:p>0,79516386036961</text:p>
          </table:table-cell>
          <table:table-cell table:formula="of:=[.T25]*[.$T$44]" office:value-type="float" office:value="0.824614373716632" calcext:value-type="float">
            <text:p>0,824614373716632</text:p>
          </table:table-cell>
          <table:table-cell table:formula="of:=[.U25]*[.$T$44]" office:value-type="float" office:value="0.79516386036961" calcext:value-type="float">
            <text:p>0,79516386036961</text:p>
          </table:table-cell>
          <table:table-cell table:formula="of:=[.V25]*[.$T$44]" office:value-type="float" office:value="0.824614373716632" calcext:value-type="float">
            <text:p>0,824614373716632</text:p>
          </table:table-cell>
          <table:table-cell table:number-columns-repeated="8"/>
          <table:table-cell office:value-type="float" office:value="-7" calcext:value-type="float">
            <text:p>-7</text:p>
          </table:table-cell>
          <table:table-cell table:number-columns-repeated="3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Q22:.V22])" office:value-type="float" office:value="13.3333333333333" calcext:value-type="float">
            <text:p>13,3333</text:p>
          </table:table-cell>
          <table:table-cell table:formula="of:=STDEV([.Q22:.V22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Q26]*[.$T$44]" office:value-type="float" office:value="0.765713347022587" calcext:value-type="float">
            <text:p>0,765713347022587</text:p>
          </table:table-cell>
          <table:table-cell table:formula="of:=[.R26]*[.$T$44]" office:value-type="float" office:value="0.765713347022587" calcext:value-type="float">
            <text:p>0,765713347022587</text:p>
          </table:table-cell>
          <table:table-cell table:formula="of:=[.S26]*[.$T$44]" office:value-type="float" office:value="0.765713347022587" calcext:value-type="float">
            <text:p>0,765713347022587</text:p>
          </table:table-cell>
          <table:table-cell table:formula="of:=[.T26]*[.$T$44]" office:value-type="float" office:value="0.79516386036961" calcext:value-type="float">
            <text:p>0,79516386036961</text:p>
          </table:table-cell>
          <table:table-cell table:formula="of:=[.U26]*[.$T$44]" office:value-type="float" office:value="0.765713347022587" calcext:value-type="float">
            <text:p>0,765713347022587</text:p>
          </table:table-cell>
          <table:table-cell table:formula="of:=[.V26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8" calcext:value-type="float">
            <text:p>-8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Q23:.V23])" office:value-type="float" office:value="13.25" calcext:value-type="float">
            <text:p>13,2500</text:p>
          </table:table-cell>
          <table:table-cell table:formula="of:=STDEV([.Q23:.V23])" office:value-type="float" office:value="0.273861278752583" calcext:value-type="float">
            <text:p>0,273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Q27]*[.$T$44]" office:value-type="float" office:value="0.79516386036961" calcext:value-type="float">
            <text:p>0,79516386036961</text:p>
          </table:table-cell>
          <table:table-cell table:formula="of:=[.R27]*[.$T$44]" office:value-type="float" office:value="0.824614373716632" calcext:value-type="float">
            <text:p>0,824614373716632</text:p>
          </table:table-cell>
          <table:table-cell table:formula="of:=[.S27]*[.$T$44]" office:value-type="float" office:value="0.79516386036961" calcext:value-type="float">
            <text:p>0,79516386036961</text:p>
          </table:table-cell>
          <table:table-cell table:formula="of:=[.T27]*[.$T$44]" office:value-type="float" office:value="0.824614373716632" calcext:value-type="float">
            <text:p>0,824614373716632</text:p>
          </table:table-cell>
          <table:table-cell table:formula="of:=[.U27]*[.$T$44]" office:value-type="float" office:value="0.79516386036961" calcext:value-type="float">
            <text:p>0,79516386036961</text:p>
          </table:table-cell>
          <table:table-cell table:formula="of:=[.V27]*[.$T$44]" office:value-type="float" office:value="0.824614373716632" calcext:value-type="float">
            <text:p>0,824614373716632</text:p>
          </table:table-cell>
          <table:table-cell table:number-columns-repeated="8"/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Q24:.V24])" office:value-type="float" office:value="13.75" calcext:value-type="float">
            <text:p>13,7500</text:p>
          </table:table-cell>
          <table:table-cell table:formula="of:=STDEV([.Q24:.V24])" office:value-type="float" office:value="0.273861278752583" calcext:value-type="float">
            <text:p>0,273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Q28]*[.$T$44]" office:value-type="float" office:value="0.824614373716632" calcext:value-type="float">
            <text:p>0,824614373716632</text:p>
          </table:table-cell>
          <table:table-cell table:formula="of:=[.R28]*[.$T$44]" office:value-type="float" office:value="0.824614373716632" calcext:value-type="float">
            <text:p>0,824614373716632</text:p>
          </table:table-cell>
          <table:table-cell table:formula="of:=[.S28]*[.$T$44]" office:value-type="float" office:value="0.824614373716632" calcext:value-type="float">
            <text:p>0,824614373716632</text:p>
          </table:table-cell>
          <table:table-cell table:formula="of:=[.T28]*[.$T$44]" office:value-type="float" office:value="0.824614373716632" calcext:value-type="float">
            <text:p>0,824614373716632</text:p>
          </table:table-cell>
          <table:table-cell table:formula="of:=[.U28]*[.$T$44]" office:value-type="float" office:value="0.765713347022587" calcext:value-type="float">
            <text:p>0,765713347022587</text:p>
          </table:table-cell>
          <table:table-cell table:formula="of:=[.V28]*[.$T$44]" office:value-type="float" office:value="0.824614373716632" calcext:value-type="float">
            <text:p>0,824614373716632</text:p>
          </table:table-cell>
          <table:table-cell table:number-columns-repeated="8"/>
          <table:table-cell office:value-type="float" office:value="-10" calcext:value-type="float">
            <text:p>-10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formula="of:=AVERAGE([.Q25:.V25])" office:value-type="float" office:value="13.75" calcext:value-type="float">
            <text:p>13,7500</text:p>
          </table:table-cell>
          <table:table-cell table:formula="of:=STDEV([.Q25:.V25])" office:value-type="float" office:value="0.273861278752583" calcext:value-type="float">
            <text:p>0,273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Q29]*[.$T$44]" office:value-type="float" office:value="0.824614373716632" calcext:value-type="float">
            <text:p>0,824614373716632</text:p>
          </table:table-cell>
          <table:table-cell table:formula="of:=[.R29]*[.$T$44]" office:value-type="float" office:value="0.79516386036961" calcext:value-type="float">
            <text:p>0,79516386036961</text:p>
          </table:table-cell>
          <table:table-cell table:formula="of:=[.S29]*[.$T$44]" office:value-type="float" office:value="0.824614373716632" calcext:value-type="float">
            <text:p>0,824614373716632</text:p>
          </table:table-cell>
          <table:table-cell table:formula="of:=[.T29]*[.$T$44]" office:value-type="float" office:value="0.79516386036961" calcext:value-type="float">
            <text:p>0,79516386036961</text:p>
          </table:table-cell>
          <table:table-cell table:formula="of:=[.U29]*[.$T$44]" office:value-type="float" office:value="0.824614373716632" calcext:value-type="float">
            <text:p>0,824614373716632</text:p>
          </table:table-cell>
          <table:table-cell table:formula="of:=[.V29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11" calcext:value-type="float">
            <text:p>-1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Q26:.V26])" office:value-type="float" office:value="13.1666666666667" calcext:value-type="float">
            <text:p>13,1667</text:p>
          </table:table-cell>
          <table:table-cell table:formula="of:=STDEV([.Q26:.V26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Q30]*[.$T$44]" office:value-type="float" office:value="0.79516386036961" calcext:value-type="float">
            <text:p>0,79516386036961</text:p>
          </table:table-cell>
          <table:table-cell table:formula="of:=[.R30]*[.$T$44]" office:value-type="float" office:value="0.79516386036961" calcext:value-type="float">
            <text:p>0,79516386036961</text:p>
          </table:table-cell>
          <table:table-cell table:formula="of:=[.S30]*[.$T$44]" office:value-type="float" office:value="0.79516386036961" calcext:value-type="float">
            <text:p>0,79516386036961</text:p>
          </table:table-cell>
          <table:table-cell table:formula="of:=[.T30]*[.$T$44]" office:value-type="float" office:value="0.765713347022587" calcext:value-type="float">
            <text:p>0,765713347022587</text:p>
          </table:table-cell>
          <table:table-cell table:formula="of:=[.U30]*[.$T$44]" office:value-type="float" office:value="0.79516386036961" calcext:value-type="float">
            <text:p>0,79516386036961</text:p>
          </table:table-cell>
          <table:table-cell table:formula="of:=[.V30]*[.$T$44]" office:value-type="float" office:value="0.765713347022587" calcext:value-type="float">
            <text:p>0,765713347022587</text:p>
          </table:table-cell>
          <table:table-cell table:number-columns-repeated="8"/>
          <table:table-cell office:value-type="float" office:value="-12" calcext:value-type="float">
            <text:p>-12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formula="of:=AVERAGE([.Q27:.V27])" office:value-type="float" office:value="13.75" calcext:value-type="float">
            <text:p>13,7500</text:p>
          </table:table-cell>
          <table:table-cell table:formula="of:=STDEV([.Q27:.V27])" office:value-type="float" office:value="0.273861278752583" calcext:value-type="float">
            <text:p>0,273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Q31]*[.$T$44]" office:value-type="float" office:value="0.79516386036961" calcext:value-type="float">
            <text:p>0,79516386036961</text:p>
          </table:table-cell>
          <table:table-cell table:formula="of:=[.R31]*[.$T$44]" office:value-type="float" office:value="0.79516386036961" calcext:value-type="float">
            <text:p>0,79516386036961</text:p>
          </table:table-cell>
          <table:table-cell table:formula="of:=[.S31]*[.$T$44]" office:value-type="float" office:value="0.765713347022587" calcext:value-type="float">
            <text:p>0,765713347022587</text:p>
          </table:table-cell>
          <table:table-cell table:formula="of:=[.T31]*[.$T$44]" office:value-type="float" office:value="0.79516386036961" calcext:value-type="float">
            <text:p>0,79516386036961</text:p>
          </table:table-cell>
          <table:table-cell table:formula="of:=[.U31]*[.$T$44]" office:value-type="float" office:value="0.79516386036961" calcext:value-type="float">
            <text:p>0,79516386036961</text:p>
          </table:table-cell>
          <table:table-cell table:formula="of:=[.V31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13" calcext:value-type="float">
            <text:p>-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VERAGE([.Q28:.V28])" office:value-type="float" office:value="13.8333333333333" calcext:value-type="float">
            <text:p>13,8333</text:p>
          </table:table-cell>
          <table:table-cell table:formula="of:=STDEV([.Q28:.V28])" office:value-type="float" office:value="0.408248290463863" calcext:value-type="float">
            <text:p>0,408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Q32]*[.$T$44]" office:value-type="float" office:value="0.824614373716632" calcext:value-type="float">
            <text:p>0,824614373716632</text:p>
          </table:table-cell>
          <table:table-cell table:formula="of:=[.R32]*[.$T$44]" office:value-type="float" office:value="0.824614373716632" calcext:value-type="float">
            <text:p>0,824614373716632</text:p>
          </table:table-cell>
          <table:table-cell table:formula="of:=[.S32]*[.$T$44]" office:value-type="float" office:value="0.824614373716632" calcext:value-type="float">
            <text:p>0,824614373716632</text:p>
          </table:table-cell>
          <table:table-cell table:formula="of:=[.T32]*[.$T$44]" office:value-type="float" office:value="0.824614373716632" calcext:value-type="float">
            <text:p>0,824614373716632</text:p>
          </table:table-cell>
          <table:table-cell table:formula="of:=[.U32]*[.$T$44]" office:value-type="float" office:value="0.79516386036961" calcext:value-type="float">
            <text:p>0,79516386036961</text:p>
          </table:table-cell>
          <table:table-cell table:formula="of:=[.V32]*[.$T$44]" office:value-type="float" office:value="0.824614373716632" calcext:value-type="float">
            <text:p>0,824614373716632</text:p>
          </table:table-cell>
          <table:table-cell table:number-columns-repeated="8"/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Q29:.V29])" office:value-type="float" office:value="13.75" calcext:value-type="float">
            <text:p>13,7500</text:p>
          </table:table-cell>
          <table:table-cell table:formula="of:=STDEV([.Q29:.V29])" office:value-type="float" office:value="0.273861278752583" calcext:value-type="float">
            <text:p>0,273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Q33]*[.$T$44]" office:value-type="float" office:value="0.824614373716632" calcext:value-type="float">
            <text:p>0,824614373716632</text:p>
          </table:table-cell>
          <table:table-cell table:formula="of:=[.R33]*[.$T$44]" office:value-type="float" office:value="0.824614373716632" calcext:value-type="float">
            <text:p>0,824614373716632</text:p>
          </table:table-cell>
          <table:table-cell table:formula="of:=[.S33]*[.$T$44]" office:value-type="float" office:value="0.79516386036961" calcext:value-type="float">
            <text:p>0,79516386036961</text:p>
          </table:table-cell>
          <table:table-cell table:formula="of:=[.T33]*[.$T$44]" office:value-type="float" office:value="0.824614373716632" calcext:value-type="float">
            <text:p>0,824614373716632</text:p>
          </table:table-cell>
          <table:table-cell table:formula="of:=[.U33]*[.$T$44]" office:value-type="float" office:value="0.824614373716632" calcext:value-type="float">
            <text:p>0,824614373716632</text:p>
          </table:table-cell>
          <table:table-cell table:formula="of:=[.V33]*[.$T$44]" office:value-type="float" office:value="0.824614373716632" calcext:value-type="float">
            <text:p>0,824614373716632</text:p>
          </table:table-cell>
          <table:table-cell table:number-columns-repeated="8"/>
          <table:table-cell office:value-type="float" office:value="-15" calcext:value-type="float">
            <text:p>-15</text:p>
          </table:table-cell>
          <table:table-cell table:number-columns-repeated="3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Q30:.V30])" office:value-type="float" office:value="13.3333333333333" calcext:value-type="float">
            <text:p>13,3333</text:p>
          </table:table-cell>
          <table:table-cell table:formula="of:=STDEV([.Q30:.V30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Q34]*[.$T$44]" office:value-type="float" office:value="0.824614373716632" calcext:value-type="float">
            <text:p>0,824614373716632</text:p>
          </table:table-cell>
          <table:table-cell table:formula="of:=[.R34]*[.$T$44]" office:value-type="float" office:value="0.824614373716632" calcext:value-type="float">
            <text:p>0,824614373716632</text:p>
          </table:table-cell>
          <table:table-cell table:formula="of:=[.S34]*[.$T$44]" office:value-type="float" office:value="0.824614373716632" calcext:value-type="float">
            <text:p>0,824614373716632</text:p>
          </table:table-cell>
          <table:table-cell table:formula="of:=[.T34]*[.$T$44]" office:value-type="float" office:value="0.79516386036961" calcext:value-type="float">
            <text:p>0,79516386036961</text:p>
          </table:table-cell>
          <table:table-cell table:formula="of:=[.U34]*[.$T$44]" office:value-type="float" office:value="0.824614373716632" calcext:value-type="float">
            <text:p>0,824614373716632</text:p>
          </table:table-cell>
          <table:table-cell table:formula="of:=[.V34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16" calcext:value-type="float">
            <text:p>-16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3.5" calcext:value-type="float">
            <text:p>13,5</text:p>
          </table:table-cell>
          <table:table-cell table:formula="of:=AVERAGE([.Q31:.V31])" office:value-type="float" office:value="13.4166666666667" calcext:value-type="float">
            <text:p>13,4167</text:p>
          </table:table-cell>
          <table:table-cell table:formula="of:=STDEV([.Q31:.V31])" office:value-type="float" office:value="0.204124145231931" calcext:value-type="float">
            <text:p>0,204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Q35]*[.$T$44]" office:value-type="float" office:value="0.824614373716632" calcext:value-type="float">
            <text:p>0,824614373716632</text:p>
          </table:table-cell>
          <table:table-cell table:formula="of:=[.R35]*[.$T$44]" office:value-type="float" office:value="0.824614373716632" calcext:value-type="float">
            <text:p>0,824614373716632</text:p>
          </table:table-cell>
          <table:table-cell table:formula="of:=[.S35]*[.$T$44]" office:value-type="float" office:value="0.824614373716632" calcext:value-type="float">
            <text:p>0,824614373716632</text:p>
          </table:table-cell>
          <table:table-cell table:formula="of:=[.T35]*[.$T$44]" office:value-type="float" office:value="0.824614373716632" calcext:value-type="float">
            <text:p>0,824614373716632</text:p>
          </table:table-cell>
          <table:table-cell table:formula="of:=[.U35]*[.$T$44]" office:value-type="float" office:value="0.79516386036961" calcext:value-type="float">
            <text:p>0,79516386036961</text:p>
          </table:table-cell>
          <table:table-cell table:formula="of:=[.V35]*[.$T$44]" office:value-type="float" office:value="0.824614373716632" calcext:value-type="float">
            <text:p>0,824614373716632</text:p>
          </table:table-cell>
          <table:table-cell table:number-columns-repeated="8"/>
          <table:table-cell office:value-type="float" office:value="-17" calcext:value-type="float">
            <text:p>-1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formula="of:=AVERAGE([.Q32:.V32])" office:value-type="float" office:value="13.9166666666667" calcext:value-type="float">
            <text:p>13,9167</text:p>
          </table:table-cell>
          <table:table-cell table:formula="of:=STDEV([.Q32:.V32])" office:value-type="float" office:value="0.204124145231932" calcext:value-type="float">
            <text:p>0,204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[.Q36]*[.$T$44]" office:value-type="float" office:value="0.765713347022587" calcext:value-type="float">
            <text:p>0,765713347022587</text:p>
          </table:table-cell>
          <table:table-cell table:formula="of:=[.R36]*[.$T$44]" office:value-type="float" office:value="0.79516386036961" calcext:value-type="float">
            <text:p>0,79516386036961</text:p>
          </table:table-cell>
          <table:table-cell table:formula="of:=[.S36]*[.$T$44]" office:value-type="float" office:value="0.79516386036961" calcext:value-type="float">
            <text:p>0,79516386036961</text:p>
          </table:table-cell>
          <table:table-cell table:formula="of:=[.T36]*[.$T$44]" office:value-type="float" office:value="0.79516386036961" calcext:value-type="float">
            <text:p>0,79516386036961</text:p>
          </table:table-cell>
          <table:table-cell table:formula="of:=[.U36]*[.$T$44]" office:value-type="float" office:value="0.765713347022587" calcext:value-type="float">
            <text:p>0,765713347022587</text:p>
          </table:table-cell>
          <table:table-cell table:formula="of:=[.V36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18" calcext:value-type="float">
            <text:p>-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number-columns-repeated="3" office:value-type="float" office:value="14" calcext:value-type="float">
            <text:p>14</text:p>
          </table:table-cell>
          <table:table-cell table:formula="of:=AVERAGE([.Q33:.V33])" office:value-type="float" office:value="13.9166666666667" calcext:value-type="float">
            <text:p>13,9167</text:p>
          </table:table-cell>
          <table:table-cell table:formula="of:=STDEV([.Q33:.V33])" office:value-type="float" office:value="0.204124145231931" calcext:value-type="float">
            <text:p>0,204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.Q37]*[.$T$44]" office:value-type="float" office:value="0.824614373716632" calcext:value-type="float">
            <text:p>0,824614373716632</text:p>
          </table:table-cell>
          <table:table-cell table:formula="of:=[.R37]*[.$T$44]" office:value-type="float" office:value="0.79516386036961" calcext:value-type="float">
            <text:p>0,79516386036961</text:p>
          </table:table-cell>
          <table:table-cell table:formula="of:=[.S37]*[.$T$44]" office:value-type="float" office:value="0.824614373716632" calcext:value-type="float">
            <text:p>0,824614373716632</text:p>
          </table:table-cell>
          <table:table-cell table:formula="of:=[.T37]*[.$T$44]" office:value-type="float" office:value="0.79516386036961" calcext:value-type="float">
            <text:p>0,79516386036961</text:p>
          </table:table-cell>
          <table:table-cell table:formula="of:=[.U37]*[.$T$44]" office:value-type="float" office:value="0.824614373716632" calcext:value-type="float">
            <text:p>0,824614373716632</text:p>
          </table:table-cell>
          <table:table-cell table:formula="of:=[.V37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19" calcext:value-type="float">
            <text:p>-1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Q34:.V34])" office:value-type="float" office:value="13.8333333333333" calcext:value-type="float">
            <text:p>13,8333</text:p>
          </table:table-cell>
          <table:table-cell table:formula="of:=STDEV([.Q34:.V34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[.Q38]*[.$T$44]" office:value-type="float" office:value="0.765713347022587" calcext:value-type="float">
            <text:p>0,765713347022587</text:p>
          </table:table-cell>
          <table:table-cell table:formula="of:=[.R38]*[.$T$44]" office:value-type="float" office:value="0.79516386036961" calcext:value-type="float">
            <text:p>0,79516386036961</text:p>
          </table:table-cell>
          <table:table-cell table:formula="of:=[.S38]*[.$T$44]" office:value-type="float" office:value="0.765713347022587" calcext:value-type="float">
            <text:p>0,765713347022587</text:p>
          </table:table-cell>
          <table:table-cell table:formula="of:=[.T38]*[.$T$44]" office:value-type="float" office:value="0.79516386036961" calcext:value-type="float">
            <text:p>0,79516386036961</text:p>
          </table:table-cell>
          <table:table-cell table:formula="of:=[.U38]*[.$T$44]" office:value-type="float" office:value="0.765713347022587" calcext:value-type="float">
            <text:p>0,765713347022587</text:p>
          </table:table-cell>
          <table:table-cell table:formula="of:=[.V38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20" calcext:value-type="float">
            <text:p>-20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formula="of:=AVERAGE([.Q35:.V35])" office:value-type="float" office:value="13.9166666666667" calcext:value-type="float">
            <text:p>13,9167</text:p>
          </table:table-cell>
          <table:table-cell table:formula="of:=STDEV([.Q35:.V35])" office:value-type="float" office:value="0.204124145231932" calcext:value-type="float">
            <text:p>0,204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.Q39]*[.$T$44]" office:value-type="float" office:value="0.79516386036961" calcext:value-type="float">
            <text:p>0,79516386036961</text:p>
          </table:table-cell>
          <table:table-cell table:formula="of:=[.R39]*[.$T$44]" office:value-type="float" office:value="0.765713347022587" calcext:value-type="float">
            <text:p>0,765713347022587</text:p>
          </table:table-cell>
          <table:table-cell table:formula="of:=[.S39]*[.$T$44]" office:value-type="float" office:value="0.79516386036961" calcext:value-type="float">
            <text:p>0,79516386036961</text:p>
          </table:table-cell>
          <table:table-cell table:formula="of:=[.T39]*[.$T$44]" office:value-type="float" office:value="0.765713347022587" calcext:value-type="float">
            <text:p>0,765713347022587</text:p>
          </table:table-cell>
          <table:table-cell table:formula="of:=[.U39]*[.$T$44]" office:value-type="float" office:value="0.79516386036961" calcext:value-type="float">
            <text:p>0,79516386036961</text:p>
          </table:table-cell>
          <table:table-cell table:formula="of:=[.V39]*[.$T$44]" office:value-type="float" office:value="0.765713347022587" calcext:value-type="float">
            <text:p>0,765713347022587</text:p>
          </table:table-cell>
          <table:table-cell table:number-columns-repeated="8"/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Q36:.V36])" office:value-type="float" office:value="13.3333333333333" calcext:value-type="float">
            <text:p>13,3333</text:p>
          </table:table-cell>
          <table:table-cell table:formula="of:=STDEV([.Q36:.V36])" office:value-type="float" office:value="0.258198889747161" calcext:value-type="float">
            <text:p>0,258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Q40]*[.$T$44]" office:value-type="float" office:value="0.79516386036961" calcext:value-type="float">
            <text:p>0,79516386036961</text:p>
          </table:table-cell>
          <table:table-cell table:formula="of:=[.R40]*[.$T$44]" office:value-type="float" office:value="0.79516386036961" calcext:value-type="float">
            <text:p>0,79516386036961</text:p>
          </table:table-cell>
          <table:table-cell table:formula="of:=[.S40]*[.$T$44]" office:value-type="float" office:value="0.824614373716632" calcext:value-type="float">
            <text:p>0,824614373716632</text:p>
          </table:table-cell>
          <table:table-cell table:formula="of:=[.T40]*[.$T$44]" office:value-type="float" office:value="0.79516386036961" calcext:value-type="float">
            <text:p>0,79516386036961</text:p>
          </table:table-cell>
          <table:table-cell table:formula="of:=[.U40]*[.$T$44]" office:value-type="float" office:value="0.79516386036961" calcext:value-type="float">
            <text:p>0,79516386036961</text:p>
          </table:table-cell>
          <table:table-cell table:formula="of:=[.V40]*[.$T$44]" office:value-type="float" office:value="0.79516386036961" calcext:value-type="float">
            <text:p>0,79516386036961</text:p>
          </table:table-cell>
          <table:table-cell table:number-columns-repeated="8"/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Q37:.V37])" office:value-type="float" office:value="13.75" calcext:value-type="float">
            <text:p>13,7500</text:p>
          </table:table-cell>
          <table:table-cell table:formula="of:=STDEV([.Q37:.V37])" office:value-type="float" office:value="0.273861278752583" calcext:value-type="float">
            <text:p>0,2739</text:p>
          </table:table-cell>
        </table:table-row>
        <table:table-row table:style-name="ro1">
          <table:table-cell table:style-name="Default"/>
          <table:table-cell table:number-columns-repeated="14"/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Q38:.V38])" office:value-type="float" office:value="13.25" calcext:value-type="float">
            <text:p>13,2500</text:p>
          </table:table-cell>
          <table:table-cell table:formula="of:=STDEV([.Q38:.V38])" office:value-type="float" office:value="0.273861278752583" calcext:value-type="float">
            <text:p>0,2739</text:p>
          </table:table-cell>
        </table:table-row>
        <table:table-row table:style-name="ro1">
          <table:table-cell table:style-name="Default"/>
          <table:table-cell table:number-columns-repeated="14"/>
          <table:table-cell office:value-type="float" office:value="-24" calcext:value-type="float">
            <text:p>-24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Q39:.V39])" office:value-type="float" office:value="13.25" calcext:value-type="float">
            <text:p>13,2500</text:p>
          </table:table-cell>
          <table:table-cell table:formula="of:=STDEV([.Q39:.V39])" office:value-type="float" office:value="0.273861278752583" calcext:value-type="float">
            <text:p>0,2739</text:p>
          </table:table-cell>
        </table:table-row>
        <table:table-row table:style-name="ro1">
          <table:table-cell table:style-name="Default"/>
          <table:table-cell table:number-columns-repeated="14"/>
          <table:table-cell office:value-type="float" office:value="-25" calcext:value-type="float">
            <text:p>-2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.5" calcext:value-type="float">
            <text:p>13,5</text:p>
          </table:table-cell>
          <table:table-cell table:formula="of:=AVERAGE([.Q40:.V40])" office:value-type="float" office:value="13.5833333333333" calcext:value-type="float">
            <text:p>13,5833</text:p>
          </table:table-cell>
          <table:table-cell table:formula="of:=STDEV([.Q40:.V40])" office:value-type="float" office:value="0.204124145231931" calcext:value-type="float">
            <text:p>0,2041</text:p>
          </table:table-cell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formula="of:=1/13" office:value-type="float" office:value="0.0769230769230769" calcext:value-type="float">
            <text:p>0,0769230769230769</text:p>
          </table:table-cell>
          <table:table-cell table:number-columns-repeated="2"/>
          <table:table-cell table:formula="of:=AVERAGE([.Q17:.V40])" office:value-type="float" office:value="13.5277777777778" calcext:value-type="float">
            <text:p>13,5277777777778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number-columns-repeated="3"/>
          <table:table-cell table:formula="of:=0.7968/[.T42]" office:value-type="float" office:value="0.0589010266940452" calcext:value-type="float">
            <text:p>0,0589010266940452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 style:data-style-name="N2" text:time-value="14:55:20.98646252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8:12:03.612301835</meta:creation-date>
    <meta:generator>LibreOffice/24.8.2.1$Linux_X86_64 LibreOffice_project/41740883c77b073d14011387305cb18c71aed59b</meta:generator>
    <dc:date>2024-11-07T15:10:51.272570906</dc:date>
    <meta:editing-duration>PT13M59S</meta:editing-duration>
    <meta:editing-cycles>3</meta:editing-cycles>
    <meta:document-statistic meta:table-count="1" meta:cell-count="590" meta:object-count="0"/>
  </office:meta>
</office:document-meta>
</file>